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0728in" fo:margin-right="5.3764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fo:margin-left="-0.0728in" fo:margin-right="5.3764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3" style:family="paragraph" style:parent-style-name="Standard">
      <style:paragraph-properties fo:margin-left="-0.0728in" fo:margin-right="4.5028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-0.0728in" fo:margin-right="0.126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-0.0728in" fo:margin-right="0.1264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-0.0728in" fo:margin-right="0.1264in" fo:margin-top="0.18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-0.0728in" fo:margin-right="0.826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-0.0728in" fo:margin-right="0.2098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-0.0728in" fo:margin-right="0.3862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-0.0728in" fo:margin-right="0.3862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-0.0728in" fo:margin-right="0.476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-0.0728in" fo:margin-right="4.063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-0.0728in" fo:margin-right="4.0634in" fo:margin-top="0.346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-0.0728in" fo:margin-right="3.6264in" fo:margin-top="0.18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-0.0728in" fo:margin-right="3.626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-0.0728in" fo:margin-right="2.1362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-0.0728in" fo:margin-right="0.0362in" fo:margin-top="0.18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-0.0728in" fo:margin-right="0.0362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-0.0728in" fo:margin-right="0.0362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-0.0728in" fo:margin-right="6.2528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-0.0728in" fo:margin-right="2.3134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-0.0728in" fo:margin-right="2.313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-0.0728in" fo:margin-right="2.3134in" fo:margin-top="0.18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-0.0728in" fo:margin-right="3.5398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-0.0728in" fo:margin-right="0.913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-0.0728in" fo:margin-right="3.1028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-0.0728in" fo:margin-right="2.75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-0.0728in" fo:margin-right="2.75in" fo:margin-top="0.129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-0.0728in" fo:margin-right="2.75in" fo:margin-top="0.18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-0.0728in" fo:margin-right="3.1862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-0.0728in" fo:margin-right="2.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>
      <style:paragraph-properties fo:margin-left="-0.0728in" fo:margin-right="2.4in" fo:margin-top="0.18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-0.0728in" fo:margin-right="-0.0492in" fo:margin-top="0.18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-0.0728in" fo:margin-right="-0.0492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-0.0728in" fo:margin-right="-0.0492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6" style:family="paragraph" style:parent-style-name="Standard">
      <style:paragraph-properties fo:margin-left="-0.0728in" fo:margin-right="1.7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7" style:family="paragraph" style:parent-style-name="Standard">
      <style:paragraph-properties fo:margin-left="-0.0728in" fo:margin-right="1.613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8" style:family="paragraph" style:parent-style-name="Standard">
      <style:paragraph-properties fo:margin-left="-0.0728in" fo:margin-right="0.7362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9" style:family="paragraph" style:parent-style-name="Standard">
      <style:paragraph-properties fo:margin-left="-0.0728in" fo:margin-right="4.15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0" style:family="paragraph" style:parent-style-name="Standard">
      <style:paragraph-properties fo:margin-left="-0.0728in" fo:margin-right="1.176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1" style:family="paragraph" style:parent-style-name="Standard">
      <style:paragraph-properties fo:margin-left="-0.0728in" fo:margin-right="3.276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2" style:family="paragraph" style:parent-style-name="Standard">
      <style:paragraph-properties fo:margin-left="-0.0728in" fo:margin-right="0.213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3" style:family="paragraph" style:parent-style-name="Standard">
      <style:paragraph-properties fo:margin-left="-0.0728in" fo:margin-right="0.2134in" fo:margin-top="0.18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4" style:family="paragraph" style:parent-style-name="Standard">
      <style:paragraph-properties fo:margin-left="-0.0728in" fo:margin-right="0.1228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5" style:family="paragraph" style:parent-style-name="Standard">
      <style:paragraph-properties fo:margin-left="-0.0728in" fo:margin-right="0.3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6" style:family="paragraph" style:parent-style-name="Standard">
      <style:paragraph-properties fo:margin-left="-0.0728in" fo:margin-right="0.3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7" style:family="paragraph" style:parent-style-name="Standard">
      <style:paragraph-properties fo:margin-left="-0.0728in" fo:margin-right="3.8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8" style:family="paragraph" style:parent-style-name="Standard">
      <style:paragraph-properties fo:margin-left="-0.0728in" fo:margin-right="1.0862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9" style:family="paragraph" style:parent-style-name="Standard">
      <style:paragraph-properties fo:margin-left="-0.0728in" fo:margin-right="1.35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0" style:family="paragraph" style:parent-style-name="Standard">
      <style:paragraph-properties fo:margin-left="-0.0728in" fo:margin-right="5.2028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1" style:family="paragraph" style:parent-style-name="Standard">
      <style:paragraph-properties fo:margin-left="-0.0728in" fo:margin-right="1.7898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2" style:family="paragraph" style:parent-style-name="Standard">
      <style:paragraph-properties fo:margin-left="-0.0728in" fo:margin-right="1.7898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3" style:family="paragraph" style:parent-style-name="Standard">
      <style:paragraph-properties fo:margin-left="-0.0728in" fo:margin-right="0.563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4" style:family="paragraph" style:parent-style-name="Standard">
      <style:paragraph-properties fo:margin-left="-0.0728in" fo:margin-right="0.5634in" fo:margin-top="0.18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5" style:family="paragraph" style:parent-style-name="Standard">
      <style:paragraph-properties fo:margin-left="-0.0728in" fo:margin-right="1.876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6" style:family="paragraph" style:parent-style-name="Standard">
      <style:paragraph-properties fo:margin-left="-0.0728in" fo:margin-right="2.1398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7" style:family="paragraph" style:parent-style-name="Standard">
      <style:paragraph-properties fo:margin-left="-0.0728in" fo:margin-right="2.1398in" fo:margin-top="0.18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8" style:family="paragraph" style:parent-style-name="Standard">
      <style:paragraph-properties fo:margin-left="-0.0728in" fo:margin-right="5.726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9" style:family="paragraph" style:parent-style-name="Standard">
      <style:paragraph-properties fo:margin-left="-0.0728in" fo:margin-right="5.7264in" fo:margin-top="0.1835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60" style:family="paragraph" style:parent-style-name="Standard">
      <style:paragraph-properties fo:margin-left="-0.0728in" fo:margin-right="2.4898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1" style:family="paragraph" style:parent-style-name="Standard">
      <style:paragraph-properties fo:margin-left="-0.0728in" fo:margin-right="2.4898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2" style:family="paragraph" style:parent-style-name="Standard">
      <style:paragraph-properties fo:margin-left="-0.0728in" fo:margin-right="2.576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3" style:family="paragraph" style:parent-style-name="Standard">
      <style:paragraph-properties fo:margin-left="-0.0728in" fo:margin-right="0.65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4" style:family="paragraph" style:parent-style-name="Standard">
      <style:paragraph-properties fo:margin-left="-0.0728in" fo:margin-right="2.8398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5" style:family="paragraph" style:parent-style-name="Standard">
      <style:paragraph-properties fo:margin-left="-0.0728in" fo:margin-right="1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6" style:family="paragraph" style:parent-style-name="Standard">
      <style:paragraph-properties fo:margin-left="-0.0728in" fo:margin-right="1in" fo:margin-top="0.18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7" style:family="paragraph" style:parent-style-name="Standard">
      <style:paragraph-properties fo:margin-left="-0.0728in" fo:margin-right="-0.0528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8" style:family="paragraph" style:parent-style-name="Standard">
      <style:paragraph-properties fo:margin-left="-0.0728in" fo:margin-right="-0.0528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9" style:family="paragraph" style:parent-style-name="Standard">
      <style:paragraph-properties fo:margin-left="-0.0728in" fo:margin-right="4.413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0" style:family="paragraph" style:parent-style-name="Standard">
      <style:paragraph-properties fo:margin-left="-0.0728in" fo:margin-right="4.2398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1" style:family="paragraph" style:parent-style-name="Standard">
      <style:paragraph-properties fo:margin-left="-0.0728in" fo:margin-right="3.8898in" fo:margin-top="0.18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2" style:family="paragraph" style:parent-style-name="Standard">
      <style:paragraph-properties fo:margin-left="-0.0728in" fo:margin-right="3.8898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3" style:family="paragraph" style:parent-style-name="Standard">
      <style:paragraph-properties fo:margin-left="-0.0728in" fo:margin-right="1.263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4" style:family="paragraph" style:parent-style-name="Standard">
      <style:paragraph-properties fo:margin-left="-0.0728in" fo:margin-right="3.713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5" style:family="paragraph" style:parent-style-name="Standard">
      <style:paragraph-properties fo:margin-left="-0.0728in" fo:margin-right="3.7134in" fo:margin-top="0.18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6" style:family="paragraph" style:parent-style-name="Standard">
      <style:paragraph-properties fo:margin-left="-0.0728in" fo:margin-right="2.9264in" fo:margin-top="0.129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7" style:family="paragraph" style:parent-style-name="Standard">
      <style:paragraph-properties fo:margin-left="-0.0728in" fo:margin-right="2.926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8" style:family="paragraph" style:parent-style-name="Standard">
      <style:paragraph-properties fo:margin-left="-0.0728in" fo:margin-right="3.013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9" style:family="paragraph" style:parent-style-name="Standard">
      <style:paragraph-properties fo:margin-left="-0.0728in" fo:margin-right="0.9098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0" style:family="paragraph" style:parent-style-name="Standard">
      <style:paragraph-properties fo:margin-left="-0.0728in" fo:margin-right="2.663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1" style:family="paragraph" style:parent-style-name="Standard">
      <style:paragraph-properties fo:margin-left="-0.0728in" fo:margin-right="3.1898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2" style:family="paragraph" style:parent-style-name="Standard">
      <style:paragraph-properties fo:margin-left="-0.0728in" fo:margin-right="3.363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3" style:family="paragraph" style:parent-style-name="Standard">
      <style:paragraph-properties fo:margin-left="-0.0728in" fo:margin-right="5.0264in" fo:margin-top="0.18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4" style:family="paragraph" style:parent-style-name="Standard">
      <style:paragraph-properties fo:margin-left="-0.0728in" fo:margin-right="5.55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5" style:family="paragraph" style:parent-style-name="Standard">
      <style:paragraph-properties fo:margin-left="-0.0728in" fo:margin-right="5.55in" fo:margin-top="0.18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6" style:family="paragraph" style:parent-style-name="Standard">
      <style:paragraph-properties fo:margin-left="-0.0728in" fo:margin-right="2.05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7" style:family="paragraph" style:parent-style-name="Standard">
      <style:paragraph-properties fo:margin-left="-0.0728in" fo:margin-right="5.8134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8" style:family="paragraph" style:parent-style-name="Standard">
      <style:paragraph-properties fo:margin-left="-0.0728in" fo:margin-right="4.763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9" style:family="paragraph" style:parent-style-name="Standard">
      <style:paragraph-properties fo:margin-left="-0.0728in" fo:margin-right="4.7634in" fo:margin-top="0.18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0" style:family="paragraph" style:parent-style-name="Standard">
      <style:paragraph-properties fo:margin-left="-0.0728in" fo:margin-right="4.6764in" fo:margin-top="0.129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1" style:family="paragraph" style:parent-style-name="Standard">
      <style:paragraph-properties fo:margin-left="-0.0728in" fo:margin-right="4.9398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2" style:family="paragraph" style:parent-style-name="Standard">
      <style:paragraph-properties fo:margin-left="-0.0728in" fo:margin-right="4.5898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3" style:family="paragraph" style:parent-style-name="Standard">
      <style:paragraph-properties fo:margin-left="-0.0728in" fo:margin-right="1.5264in" fo:margin-top="0.1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T2" style:family="text">
      <style:text-properties fo:font-variant="normal" fo:text-transform="none" fo:color="#000000" style:text-line-through-style="none" style:text-line-through-type="none" style:text-position="sub 58%" style:font-name="Times New Roman" fo:font-size="17.5pt" fo:font-style="normal" style:text-underline-style="none" fo:font-weight="normal" style:font-name-asian="Times New Roman1" style:font-size-asian="17.5pt" style:font-style-asian="normal" style:font-weight-asian="normal" style:font-name-complex="Times New Roman1" style:font-size-complex="17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OCK TEST 1 </text:span></text:p>
      <text:p text:style-name="P3"><text:span text:style-name="T1">Q 1 - What is spring? </text:span></text:p>
      <text:p text:style-name="P4"><text:span text:style-name="T1">A - Spring is an open source development framework for enterprise Java. B - Spring is a proprietary framework. C - Spring is a development framework for .Net applications. D - Spring is a development framework for PHP based applications. </text:span></text:p>
      <text:p text:style-name="P7"><text:span text:style-name="T1">A </text:span><text:span text:style-name="T2">Q 2 - Which of the following is correct assertion about spring? </text:span></text:p>
      <text:p text:style-name="P8"><text:span text:style-name="T1">A - Spring enables developers to develop enterprise-class applications using POJOs. B - Spring is organized in a modular fashion. C - Testing an application written with spring is simple because environment-dependent code is moved into this framework. D - All of above. </text:span></text:p>
      <text:p text:style-name="P9"><text:span text:style-name="T1">D </text:span><text:span text:style-name="T2">Q 3 - What is Dependency Injection? </text:span><text:span text:style-name="T1">A - It is a design pattern which implements Inversion of Control for software applications. B - It is one of the spring module. C - It is a technique to get dependencies of any project. D - It is used to promote tight coupling in code. </text:span></text:p>
      <text:p text:style-name="P11"><text:span text:style-name="T1">A </text:span><text:span text:style-name="T2">Q 4 - Which of the following is correct about dependency injection? </text:span><text:span text:style-name="T1">A - It helps in decoupling application objects from each other. B - It helps in deciding the dependencies of objects. C - It stores objects states in database. D - It stores object states in file system. </text:span></text:p>
      <text:p text:style-name="P12"><text:span text:style-name="T1">A </text:span><text:span text:style-name="T2">Q 5 - What AOP stands for? </text:span></text:p>
      <text:p text:style-name="P14"><text:span text:style-name="T1">A - Aspect Oriented Programming B - Any Object Programming C - Asset Oriented Programming D - Asset Oriented Protocol </text:span></text:p>
      <text:p text:style-name="P16"><text:span text:style-name="T1">A </text:span><text:span text:style-name="T2">Q 6 - What is true about cross-cutting concerns? </text:span></text:p>
      <text:p text:style-name="P17"><text:span text:style-name="T1">A - The functions that span multiple points of an application are called cross cutting concerns. B - Cross-cutting concerns are conceptually separate from the application's business logic. C - Logging is one of the examples of cross cutting concerns. D - All of the above. </text:span></text:p>
      <text:p text:style-name="P20"><text:span text:style-name="T1">A </text:span></text:p>
      <text:p text:style-name="P21"><text:span text:style-name="T1">Q 7 - Which are the modules of core container? </text:span></text:p>
      <text:p text:style-name="P24"><text:span text:style-name="T1">A - Beans, Core, Context, SpEL B - Core, Context, ORM, Web C - Core, Context, Aspects, Test D - Bean, Core, Context, Test </text:span></text:p>
      <text:p text:style-name="P25"><text:span text:style-name="T1">A </text:span><text:span text:style-name="T2">Q 8 - Which are the modules of Data Access/ integration layer? </text:span></text:p>
      <text:p text:style-name="P26"><text:span text:style-name="T1">A - JDBC, ORM, OXM, JMS, Transactions B - JDBC, ORM, OXM, JMS C - JDBC, ORM, Web, Beans D - JDBC, ORM, OXM, JMS </text:span></text:p>
      <text:p text:style-name="P27"><text:span text:style-name="T1">A </text:span><text:span text:style-name="T2">Q 9 - Which are the modules of Web layer? </text:span></text:p>
      <text:p text:style-name="P30"><text:span text:style-name="T1">A - WebSocket, Servlet, Web, Portlet B - WebSocket, Servlet, Web-MVC, Web C - HTML, JSP, WEB, Portlet D - HTML, Servlet, WEB, Portlet </text:span></text:p>
      <text:p text:style-name="P31"><text:span text:style-name="T1">A </text:span><text:span text:style-name="T2">Q 10 - Which of the statement is not correct? </text:span></text:p>
      <text:p text:style-name="P18"><text:span text:style-name="T1">A - Core and beans modules provide the fundamental parts of the framework, including Dependency Injection feature. B - The SpEL module provides a powerful Expression Language for querying and manipulating an object graph at runtime. C - Aspects module provides integration with AspectJ. D - None of the above. </text:span></text:p>
      <text:p text:style-name="P27"><text:soft-page-break/><text:span text:style-name="T1">D </text:span><text:span text:style-name="T2">Q 11 - Which of the statement is correct? </text:span></text:p>
      <text:p text:style-name="P33"><text:span text:style-name="T1">A - The JDBC module provides a JDBC-abstraction layer that removes the need to do tedious JDBC related coding. B - The ORM module provides integration layers for popular object- relational mapping APIs, including JPA, JDO, Hibernate, and iBatis. C - The Java Messaging Service JMS module contains features for producing and consuming messages. D - All of the above. </text:span></text:p>
      <text:p text:style-name="P27"><text:span text:style-name="T1">D </text:span><text:span text:style-name="T2">Q 12 - Which of the statement is correct? </text:span></text:p>
      <text:p text:style-name="P8"><text:span text:style-name="T1">A - The AOP module provides aspect-oriented programming implementation allowing you to </text:span></text:p>
      <text:p text:style-name="P34"><text:span text:style-name="T1">define method-interceptors and pointcuts to cleanly decouple code that implements functionality that should be separated. B - The Aspects module provides integration with AspectJ - Which is again a powerful and mature aspect oriented programming AOP framework. C - The Instrumentation module provides class instrumentation support and class loader implementations to be used in certain application servers. D - All of the above. </text:span></text:p>
      <text:p text:style-name="P7"><text:span text:style-name="T1">D </text:span><text:span text:style-name="T2">Q 13 - What types of Dependency injection does spring supports? </text:span></text:p>
      <text:p text:style-name="P36"><text:span text:style-name="T1">A - Constructor based, Setter based B - Constructor based, Setter based, Getter Based C - Setter based, Getter based, Properties based D - Constructor based, Setter based, Properties based </text:span></text:p>
      <text:p text:style-name="P22"><text:span text:style-name="T1">A </text:span><text:span text:style-name="T2">Q 14 - Which are the IoC containers in Spring? </text:span></text:p>
      <text:p text:style-name="P37"><text:span text:style-name="T1">A - BeanFactory, ApplicationContext B - BeanFactory, ApplicationContext, IocContextFactory C - BeanFactory, BeanContext, IocContextFactory D - BeanFactory, ApplicationContext, BeanContext </text:span></text:p>
      <text:p text:style-name="P38"><text:span text:style-name="T1">A </text:span><text:span text:style-name="T2">Q 15 - Which is the correct implementation class of BeanFactory? </text:span></text:p>
      <text:p text:style-name="P39"><text:span text:style-name="T1">A - XmlBeanFactory B - ClassPathBeanFactory C - FileSystemBeanFactory D - AdvancedBeanFactory </text:span></text:p>
      <text:p text:style-name="P37"><text:span text:style-name="T1">A </text:span><text:span text:style-name="T2">Q 16 - Which are the correct implementation classes of </text:span><text:span text:style-name="T1">ApplicationContext? </text:span></text:p>
      <text:p text:style-name="P9"><text:span text:style-name="T1">A - FileSystemXmlApplicationContext, ClassPathXmlApplicationContext, WebXmlApplicationContext B - FileSystemApplicationContext, ClassPathApplicationContext, WebApplicationContext C - AdvancedApplicationContext, FileApplicationContext D - FileSystemApplicationContext, ClassPathApplicationContext </text:span></text:p>
      <text:p text:style-name="P40"><text:span text:style-name="T1">A </text:span><text:span text:style-name="T2">Q 17 - Which of the following stands true for spring beans? </text:span></text:p>
      <text:p text:style-name="P18"><text:span text:style-name="T1">A - Spring beans are managed by the Spring IoC container. B - Spring beans are instantiated, assembled, and otherwise managed by a Spring IoC container. C - Spring beans are simple POJOs. D - All of the above. </text:span></text:p>
      <text:p text:style-name="P10"><text:span text:style-name="T1">D </text:span><text:span text:style-name="T2">Q 18 - Which is the way to provide configuration metadata to spring? </text:span></text:p>
      <text:p text:style-name="P41"><text:span text:style-name="T1">A - XML Based configuration file. B - Annotation based configuration. C - Java based configuration. D - All of the above. </text:span></text:p>
      <text:p text:style-name="P12"><text:span text:style-name="T1">D </text:span><text:span text:style-name="T2">Q 19 - What is bean scope? </text:span></text:p>
      <text:p text:style-name="P42"><text:span text:style-name="T1">A - Bean scope forces Spring to produce a new bean instance as per the scope defined. B - Bean scope defines the accessibility of bean in a java class. C - Bean scope defines the accessibility of bean in a java package. D - Bean scope defines the accessibility of bean in a web application. </text:span></text:p>
      <text:p text:style-name="P14"><text:span text:style-name="T1">A </text:span><text:span text:style-name="T2">Q 20 - What is singleton scope? </text:span></text:p>
      <text:p text:style-name="P44"><text:span text:style-name="T1">A - This scopes the bean definition to a single instance per Spring IoC container. B - This scopes the bean definition to a single instance per HTTP Request. C - This scopes the bean definition to a single instance per HTTP Session. D - This scopes the bean definition to a single instance per HTTP Application/ Global session. </text:span></text:p>
      <text:p text:style-name="P15"><text:soft-page-break/><text:span text:style-name="T1">A </text:span><text:span text:style-name="T2">Q 21 - What is prototype scope? </text:span></text:p>
      <text:p text:style-name="P45"><text:span text:style-name="T1">A - This scopes a single bean definition to have any number of object instances. B - This scopes the bean definition to a single instance per HTTP Request. C - This scopes the bean definition to a single instance per HTTP Session. D - This scopes the bean definition to a single instance per HTTP Application/ Global session. </text:span></text:p>
      <text:p text:style-name="P47"><text:span text:style-name="T1">A </text:span><text:span text:style-name="T2">Q 22 - What is request scope? </text:span></text:p>
      <text:p text:style-name="P45"><text:span text:style-name="T1">A - This scopes a bean definition to an HTTP request. B - This scopes the bean definition to Spring IoC container. C - This scopes the bean definition to HTTP Session. D - This scopes the bean definition HTTP Application/ Global session. </text:span></text:p>
      <text:p text:style-name="P47"><text:span text:style-name="T1">A </text:span><text:span text:style-name="T2">Q 23 - What is session scope? </text:span></text:p>
      <text:p text:style-name="P48"><text:span text:style-name="T1">A - This scopes a bean definition to an HTTP session. B - This scopes the bean definition to Spring IoC container. </text:span></text:p>
      <text:p text:style-name="P19"><text:span text:style-name="T1">C - This scopes the bean definition to HTTP request. D - This scopes the bean definition to HTTP Application/ Global session. </text:span></text:p>
      <text:p text:style-name="P30"><text:span text:style-name="T1">A </text:span><text:span text:style-name="T2">Q 24 - What is global-session scope? </text:span></text:p>
      <text:p text:style-name="P35"><text:span text:style-name="T1">A - This scopes a bean definition to an HTTP Application/ Global session. B - This scopes the bean definition to Spring IoC container. C - This scopes the bean definition to HTTP request. D - This scopes the bean definition to HTTP Session. </text:span></text:p>
      <text:p text:style-name="P49"><text:span text:style-name="T1">A </text:span><text:span text:style-name="T2">Q 25 - What is default scope of bean in Spring framework? </text:span></text:p>
      <text:p text:style-name="P50"><text:span text:style-name="T1">A - singleton B - prototype C - request D - session </text:span></text:p>
      <text:p text:style-name="P51"><text:span text:style-name="T1">A </text:span><text:span text:style-name="T2">Q 26 - How can you inject Java Collection in Spring? </text:span></text:p>
      <text:p text:style-name="P31"><text:span text:style-name="T1">A - Using list, set, map or props tag. B - Using lit, set, map or collection tag. C - Using list, set, props or collection tag. D - Using list, collection, map or props tag. </text:span></text:p>
      <text:p text:style-name="P11"><text:span text:style-name="T1">A </text:span><text:span text:style-name="T2">Q 27 - What is true about &lt;list&gt; collection configuration elements? </text:span></text:p>
      <text:p text:style-name="P35"><text:span text:style-name="T1">A - This helps in wiring a list of values, allowing duplicates. B - This helps in wiring a list of values but without any duplicates. C - This can be used to inject a collection of name-value pairs where name and value can be of any type. D - This can be used to inject a collection of name-value pairs where the name and value are both Strings. </text:span></text:p>
      <text:p text:style-name="P53"><text:span text:style-name="T1">A </text:span><text:span text:style-name="T2">Q 28 - What is true about &lt;set&gt; collection configuration elements? </text:span></text:p>
      <text:p text:style-name="P35"><text:span text:style-name="T1">A - This helps in wiring a list of values, allowing duplicates. B - This helps in wiring a list of values but without any duplicates. C - This can be used to inject a collection of name-value pairs where name and value can be of any type. D - This can be used to inject a collection of name-value pairs where the name and value are both Strings. </text:span></text:p>
      <text:p text:style-name="P53"><text:span text:style-name="T1">B </text:span><text:span text:style-name="T2">Q 29 - What is true about &lt;map&gt; collection configuration elements? </text:span></text:p>
      <text:p text:style-name="P46"><text:span text:style-name="T1">A - This helps in wiring a list of values, allowing duplicates. B - This helps in wiring a list of values but without any duplicates. C - This can be used to inject a collection of name-value pairs where name and value can be of any type. D - This tag is not supported. </text:span></text:p>
      <text:p text:style-name="P9"><text:span text:style-name="T1">C </text:span><text:span text:style-name="T2">Q 30 - What is true about &lt;props&gt; collection configuration elements? </text:span></text:p>
      <text:p text:style-name="P35"><text:span text:style-name="T1">A - This helps in wiring a list of values, allowing duplicates. B - This helps in wiring a list of values but without any duplicates. C - This can be used to inject a collection of name-value pairs where name and value can be of any type. D - This can be used to inject a collection of name-value pairs where the name and value are both Strings. </text:span></text:p>
      <text:p text:style-name="P15"><text:soft-page-break/><text:span text:style-name="T1">D </text:span><text:span text:style-name="T2">Q 31 - What is bean autowiring? </text:span></text:p>
      <text:p text:style-name="P35"><text:span text:style-name="T1">A - Autowiring lets Spring resolve collaborators otherbeans for your bean by inspecting the contents of the BeanFactory without using &lt;constructor-arg&gt; and &lt;property&gt; elements. B - Autowiring injects values in spring beans. C - Autowiring injects one bean into another. D - Autowiring helps in wiring a list of values, allowing duplicates. </text:span></text:p>
      <text:p text:style-name="P55"><text:span text:style-name="T1">A </text:span><text:span text:style-name="T2">Q 32 - Which are the different modes of autowiring? </text:span></text:p>
      <text:p text:style-name="P56"><text:span text:style-name="T1">A - no, byName, byType, constructor, autodetect B - no, byName, byType, constructor, autocorrect C - byName, byContent, constructor, autodetect D - byName, byContent, setter, autodetect </text:span></text:p>
      <text:p text:style-name="P26"><text:span text:style-name="T1">A </text:span><text:span text:style-name="T2">Q 33 - What is no mode of autowiring? </text:span></text:p>
      <text:p text:style-name="P35"><text:span text:style-name="T1">A - Default setting which means no autowiring and you should use explicit bean reference for wiring. B - Autowiring by property name. C - Spring first tries to wire using autowire by constructor, if it does not work, Spring tries to autowire by byType. D - Similar to byType, but type applies to constructor arguments. </text:span></text:p>
      <text:p text:style-name="P27"><text:span text:style-name="T1">A </text:span><text:span text:style-name="T2">Q 34 - What is byName mode of autowiring? </text:span></text:p>
      <text:p text:style-name="P35"><text:span text:style-name="T1">A - Default setting which means no autowiring and you should use explicit bean reference for </text:span></text:p>
      <text:p text:style-name="P19"><text:span text:style-name="T1">wiring. B - Autowiring by property name. Spring tries to match and wire its properties with the beans defined by the same names in the configuration file. C - Spring first tries to wire using autowire by constructor, if it does not work, Spring tries to autowire by byType. D - Similar to byType, but type applies to constructor arguments. </text:span></text:p>
      <text:p text:style-name="P27"><text:span text:style-name="T1">B </text:span><text:span text:style-name="T2">Q 35 - What is byType mode of autowiring? </text:span></text:p>
      <text:p text:style-name="P18"><text:span text:style-name="T1">A - Default setting which meas no autowiring and you should use explicit bean reference for wiring. B - Autowiring by property name. Spring tries to match and wire its properties with the beans defined by the same names in the configuration file. C - Spring first tries to wire using autowire by constructor, if it does not work, Spring tries to autowire by byType. D - Autowiring by property type. Spring tries to match and wire a property if its type matches with exactly one of the beans name in configuration file. </text:span></text:p>
      <text:p text:style-name="P23"><text:span text:style-name="T1">D </text:span><text:span text:style-name="T2">Q 36 - What is constructor mode of autowiring? </text:span></text:p>
      <text:p text:style-name="P18"><text:span text:style-name="T1">A - Autowiring by property name. Spring tries to match and wire its properties with the beans defined by the same names in the configuration file. B - Spring first tries to wire using autowire by constructor, if it does not work, Spring tries to autowire by byType. C - Autowiring by property type. Spring tries to match and wire a property if its type matches with exactly one of the beans name in configuration file. D - Similar to byType, but type applies to constructor arguments. If there is not exactly one bean of the constructor argument type in the container, a fatal error is raised. </text:span></text:p>
      <text:p text:style-name="P31"><text:span text:style-name="T1">D </text:span><text:span text:style-name="T2">Q 37 - What is autodetect mode of autowiring? </text:span></text:p>
      <text:p text:style-name="P18"><text:span text:style-name="T1">A - Similar to byType, but type applies to constructor arguments. If there is not exactly one bean of the constructor argument type in the container, a fatal error is raised. B - Autowiring by property name. Spring tries to match and wire its properties with the beans defined by the same names in the configuration file. C - Spring first tries to wire using autowire by constructor, if it does not work, Spring tries to autowire by byType. D - Autowiring by property type. Spring tries to match and wire a property if its type matches with </text:span></text:p>
      <text:p text:style-name="P52"><text:span text:style-name="T1">exactly one of the beans name in configuration file. </text:span></text:p>
      <text:p text:style-name="P40"><text:span text:style-name="T1">C </text:span><text:span text:style-name="T2">Q 38 Can you inject null and empty string values in Spring? </text:span></text:p>
      <text:p text:style-name="P58"><text:span text:style-name="T1">A - Yes B - No </text:span></text:p>
      <text:p text:style-name="P60"><text:span text:style-name="T1">A </text:span><text:span text:style-name="T2">Q 39 - How do you turn on annotation wiring? </text:span></text:p>
      <text:p text:style-name="P48"><text:span text:style-name="T1">A - Add &lt;annotation-context:config /&gt; to bean configuration. B - Add &lt;annotation-config /&gt; to bean configuration. C - Add &lt;annotation-context-config /&gt; to bean configuration. D - Add &lt;context:annotation-config/&gt; to bean configuration. </text:span></text:p>
      <text:p text:style-name="P62"><text:span text:style-name="T1">D </text:span><text:span text:style-name="T2">Q 40 - What does @Required annotation mean? </text:span></text:p>
      <text:p text:style-name="P35"><text:soft-page-break/><text:span text:style-name="T1">A - This annotation indicates that bean property must be populated by the user. B - This annotation indicates that bean property is required while saving the bean data to database. C - This annotation simply indicates that the affected bean property must be populated at configuration time, through an explicit property value in a bean definition or through autowiring. D - This annotation indicates that bean property is required while serializing the bean. </text:span></text:p>
      <text:p text:style-name="P56"><text:span text:style-name="T1">C </text:span><text:span text:style-name="T2">Q 41 - What is true about @Autowired annotation? </text:span></text:p>
      <text:p text:style-name="P35"><text:span text:style-name="T1">A - The @Autowired annotation can be used to autowire bean on the setter method. B - This annotation provides more fine-grained control over where and how autowiring should be accomplished. C - The @Autowired annotation can be used to autowire bean on the methods with arbitrary names and/or multiple arguments. D - All of above. </text:span></text:p>
      <text:p text:style-name="P62"><text:span text:style-name="T1">B </text:span><text:span text:style-name="T2">Q 42 - What is ContextRefreshedEvent event? </text:span></text:p>
      <text:p text:style-name="P63"><text:span text:style-name="T1">A - This event is published when the Servlet Context is either initialized or refreshed. B - This event is published when the HTTP Request is received. C - This event is published when the HTTP Response is returned. D - This event is published when the ApplicationContext is either initialized or refreshed. </text:span></text:p>
      <text:p text:style-name="P20"><text:span text:style-name="T1">D </text:span></text:p>
      <text:p text:style-name="P28"><text:span text:style-name="T1">Q 43 - What is ContextStartedEvent event? </text:span></text:p>
      <text:p text:style-name="P18"><text:span text:style-name="T1">A - This event is published when the Servlet Context is either initialized or refreshed. B - This event is published when the HTTP Request is received. C - This event is published when the ApplicationContext is started using the start method on the ConfigurableApplicationContext interface. D - This event is published when the HTTP Response is returned. </text:span></text:p>
      <text:p text:style-name="P27"><text:span text:style-name="T1">C </text:span><text:span text:style-name="T2">Q 44 - What is ContextStoppedEvent event? </text:span></text:p>
      <text:p text:style-name="P18"><text:span text:style-name="T1">A - This event is published when the Servlet Context is either initialized or refreshed. B - This event is published when the ApplicationContext is stopped using the stop method on the ConfigurableApplicationContext interface. C - This event is published when the HTTP Request is received. D - This event is published when the HTTP Response is returned. </text:span></text:p>
      <text:p text:style-name="P64"><text:span text:style-name="T1">B </text:span><text:span text:style-name="T2">Q 45 - What is ContextClosedEvent event? </text:span></text:p>
      <text:p text:style-name="P44"><text:span text:style-name="T1">A - This event is published when the Servlet Context is either initialized or refreshed. B - This event is published when the HTTP Request is received. C - This event is published when the HTTP Response is returned. D - This event is published when the ApplicationContext is closed using the close method on the ConfigurableApplicationContext interface. </text:span></text:p>
      <text:p text:style-name="P29"><text:span text:style-name="T1">D </text:span><text:span text:style-name="T2">Q 46 - What is RequestHandledEvent:event? </text:span></text:p>
      <text:p text:style-name="P11"><text:span text:style-name="T1">A - This event is published when the Servlet Context is either initialized or refreshed. B - This event is published when the HTTP Request is received. C - This event is published when the HTTP session is initialized or refreshed. D - This event is published when the HTTP Request is serviced. </text:span></text:p>
      <text:p text:style-name="P65"><text:span text:style-name="T1">C </text:span><text:span text:style-name="T2">Q 47 - What is aspect? </text:span><text:span text:style-name="T1">A - Aspect is a way to do the dependency injection. B - A module which has a set of APIs providing cross-cutting requirements. C - Aspect is used to log information of application. D - Aspect represents properties of spring based application. </text:span></text:p>
      <text:p text:style-name="P13"><text:span text:style-name="T1">B </text:span><text:span text:style-name="T2">Q 48 - What is Join point? </text:span></text:p>
      <text:p text:style-name="P67"><text:span text:style-name="T1">A - This represents a point in your application which joins two objects. B - This represents a point in your object where you join values. C - This represents a point in your object where you join injected values. D - This represents a point in your application where you can plug-in AOP aspect. </text:span></text:p>
      <text:p text:style-name="P69"><text:span text:style-name="T1">D </text:span><text:span text:style-name="T2">Q 49 - What is Advice? </text:span></text:p>
      <text:p text:style-name="P35"><text:span text:style-name="T1">A - This is the way to instruct object to behave in certain manner. B - This is used to inject values in objects. C - This is the actual action to be taken either before or after the method execution. D - This is not invoked during program execution by Spring AOP framework. </text:span></text:p>
      <text:p text:style-name="P70"><text:span text:style-name="T1">C </text:span><text:span text:style-name="T2">Q 50 - What is Pointcut? </text:span></text:p>
      <text:p text:style-name="P35"><text:span text:style-name="T1">A - This represents a point in your application where you can plug-in AOP aspect. B - This is a set of one or more joinpoints where an advice should be executed. C - This is used to inject values in objects. D - This is invoked during program execution by Spring AOP framework. </text:span></text:p>
      <text:p text:style-name="P20"><text:soft-page-break/><text:span text:style-name="T1">B </text:span></text:p>
      <text:p text:style-name="P1"><text:span text:style-name="T1">MOCK TEST 2 </text:span></text:p>
      <text:p text:style-name="P68"><text:span text:style-name="T1">Q 1 - What is Introduction? A - An introduction represents a point in your application where you can plug-in AOP aspect. B - This is used to inject values in objects. C - This is not invoked during program execution by Spring AOP framework. D - An introduction allows you to add new methods or attributes to existing classes. </text:span></text:p>
      <text:p text:style-name="P71"><text:span text:style-name="T1">D </text:span><text:span text:style-name="T2">Q 2 - What is Target object? </text:span></text:p>
      <text:p text:style-name="P35"><text:span text:style-name="T1">A - A represents a object in your application where you can plug-in AOP aspect. B - The object being advised by one or more aspects, this object will always be a proxy object, also referred to as the advised object. C - This is used to inject values in objects. D - This is not invoked during program execution by Spring AOP framework. </text:span></text:p>
      <text:p text:style-name="P69"><text:span text:style-name="T1">B </text:span><text:span text:style-name="T2">Q 3 - What is Weaving? </text:span></text:p>
      <text:p text:style-name="P43"><text:span text:style-name="T1">A - Weaving is the process of injecting values in objects to create an advised object. B - Weaving is the process of linking aspects with other application types or objects to create an advised object. C - This is used to inject values in objects. D - Weaving is used to check object dependencies. </text:span></text:p>
      <text:p text:style-name="P63"><text:span text:style-name="T1">B </text:span><text:span text:style-name="T2">Q 4 - What are the different points where weaving can be applied? </text:span></text:p>
      <text:p text:style-name="P26"><text:span text:style-name="T1">A - Compile time, load time B - Compile time, run time C - Run time D - Compile time, load Time, Run time </text:span></text:p>
      <text:p text:style-name="P41"><text:span text:style-name="T1">D </text:span><text:span text:style-name="T2">Q 5 - What are the types of advice? </text:span></text:p>
      <text:p text:style-name="P73"><text:span text:style-name="T1">A - then, after, after-returning, after-throwing, around B - When, after, after-returning, around C - Where, after, after-returning, after-throwing, around D - Before, after, after-returning, after-throwing, around </text:span></text:p>
      <text:p text:style-name="P74"><text:span text:style-name="T1">D </text:span><text:span text:style-name="T2">Q 6 - How before advice works? </text:span></text:p>
      <text:p text:style-name="P37"><text:span text:style-name="T1">A - Run advice before a class loads. B - Run advice before a method execution. C - Run advice before http response is to be returned. D - Run advice before http request is to be processed. </text:span></text:p>
      <text:p text:style-name="P76"><text:span text:style-name="T1">B </text:span><text:span text:style-name="T2">Q 7 - How after-returning advice works? </text:span></text:p>
      <text:p text:style-name="P4"><text:span text:style-name="T1">A - Run advice after a class loads only if class loads successfully. B - Run advice after a method execution only if method completes successfully. C - Run advice after http response is returned only if http response is success. D - Run advice after http request is processed with no exception. </text:span></text:p>
      <text:p text:style-name="P78"><text:span text:style-name="T1">B </text:span><text:span text:style-name="T2">Q 8 - How after-throwing advice works? </text:span></text:p>
      <text:p text:style-name="P35"><text:span text:style-name="T1">A - Run advice after a method execution only if method exits by throwing an exception. B - Run advice after a class loads only if class throws exception during load time. C - Run advice after http response is returned with error status. D - Run advice after http request is processed and an exception occurred. </text:span></text:p>
      <text:p text:style-name="P74"><text:span text:style-name="T1">A </text:span><text:span text:style-name="T2">Q 9 - How around advice works? </text:span></text:p>
      <text:p text:style-name="P79"><text:span text:style-name="T1">A - Run advice before and after the advised method is invoked. B - Run advice before and after a class is loaded. C - Run advice before and after http response is returned. D - Run advice before and after http request is processed. </text:span></text:p>
      <text:p text:style-name="P9"><text:span text:style-name="T1">A </text:span><text:span text:style-name="T2">Q 10 - Which of the following aspect implementation spring supports? </text:span></text:p>
      <text:p text:style-name="P80"><text:span text:style-name="T1">A - XML Schema based aspect implementation B - @AspectJ based aspect implementation C - Both of above. D - None of above. </text:span></text:p>
      <text:p text:style-name="P18"><text:soft-page-break/><text:span text:style-name="T1">C </text:span><text:span text:style-name="T2">Q 11 - What are the types of the transaction management Spring supports? </text:span></text:p>
      <text:p text:style-name="P77"><text:span text:style-name="T1">A - Programmatic transaction management B - Declarative transaction management C - Both of above. D - None of above. </text:span></text:p>
      <text:p text:style-name="P81"><text:span text:style-name="T1">C </text:span><text:span text:style-name="T2">Q 12 - What is Spring MVC framework? </text:span></text:p>
      <text:p text:style-name="P8"><text:span text:style-name="T1">A - Spring MVC framework is Model-Value-Class architecture and used to bind model data with values. B - The Spring web MVC framework provides model-view-controller architecture and ready </text:span></text:p>
      <text:p text:style-name="P5"><text:span text:style-name="T1">components that can be used to develop flexible and loosely coupled web applications. C - Spring MVC framework is used for Transaction management for Web Applications. D - Spring MVC framework is used for AOP for Web Applications. </text:span></text:p>
      <text:p text:style-name="P78"><text:span text:style-name="T1">B </text:span><text:span text:style-name="T2">Q 13 - What is @Controller annotation? </text:span></text:p>
      <text:p text:style-name="P6"><text:span text:style-name="T1">A - The @Controller annotation indicates that a particular class serves the role of a controller. B - The @Controller annotation indicates how to control the transaction management. C - The @Controller annotation indicates how to control the dependency injection. D - The @Controller annotation indicates how to control the aspect programming. </text:span></text:p>
      <text:p text:style-name="P66"><text:span text:style-name="T1">A </text:span><text:span text:style-name="T2">Q 14 - What are the ways to access Hibernate by using Spring? </text:span></text:p>
      <text:p text:style-name="P4"><text:span text:style-name="T1">A - Inversion of Control with a Hibernate Template and Callback. B - Extending HibernateDAOSupport and Applying an AOP Interceptor node. C - Both of above. D - None of above. </text:span></text:p>
      <text:p text:style-name="P82"><text:span text:style-name="T1">C </text:span><text:span text:style-name="T2">Q 15 - Which ORM Spring supports ? </text:span><text:span text:style-name="T1">A - Hibernate B - iBatis C - JPA D - All of above. E - None of above. </text:span></text:p>
      <text:p text:style-name="P65"><text:span text:style-name="T1">D </text:span><text:span text:style-name="T2">Q 16 - Which of the following database is not supported using </text:span><text:span text:style-name="T1">jdbcTemplate? </text:span></text:p>
      <text:p text:style-name="P83"><text:span text:style-name="T1">A - MySql B - PostgresSql C - NoSql D - Oracle </text:span></text:p>
      <text:p text:style-name="P73"><text:span text:style-name="T1">C </text:span><text:span text:style-name="T2">Q 17 - How to get object of a service in spring framework? </text:span></text:p>
      <text:p text:style-name="P75"><text:span text:style-name="T1">A - Using new keyword B - Using dependency injection </text:span></text:p>
      <text:p text:style-name="P9"><text:span text:style-name="T1">B </text:span><text:span text:style-name="T2">Q 18 - Which of the following is part of Data Access layer in Spring </text:span><text:span text:style-name="T1">framework? </text:span></text:p>
      <text:p text:style-name="P84"><text:span text:style-name="T1">A - Beans </text:span></text:p>
      <text:p text:style-name="P1"><text:span text:style-name="T1">B - Aspects C - JMS D - Context </text:span></text:p>
      <text:p text:style-name="P77"><text:span text:style-name="T1">C </text:span><text:span text:style-name="T2">Q 19 - How to use ref keyword in beans. </text:span><text:span text:style-name="T1">xml? </text:span></text:p>
      <text:p text:style-name="P37"><text:span text:style-name="T1">A - Using setter method only. B - Using constructor argument only. C - Using setter method and constructor argument both. D - None of the above. </text:span></text:p>
      <text:p text:style-name="P55"><text:span text:style-name="T1">C </text:span><text:span text:style-name="T2">Q 20 - Core container has AOP as one of its module. </text:span></text:p>
      <text:p text:style-name="P84"><text:span text:style-name="T1">A - True B - False </text:span></text:p>
      <text:p text:style-name="P78"><text:soft-page-break/><text:span text:style-name="T1">B </text:span><text:span text:style-name="T2">Q 21 - SpEL is part of core container. </text:span></text:p>
      <text:p text:style-name="P84"><text:span text:style-name="T1">A - False B - True </text:span></text:p>
      <text:p text:style-name="P27"><text:span text:style-name="T1">B </text:span><text:span text:style-name="T2">Q 22 - Which class acts as IoC Container? </text:span></text:p>
      <text:p text:style-name="P69"><text:span text:style-name="T1">A - ServletContext B - DispatcherServlet C - ApplicationContext D - None of the above </text:span></text:p>
      <text:p text:style-name="P31"><text:span text:style-name="T1">C </text:span><text:span text:style-name="T2">Q 23 - What stands true for spring framework? </text:span></text:p>
      <text:p text:style-name="P86"><text:span text:style-name="T1">A - Spring framework is a light weight framework. B - Spring framework is a heavy weight framework. </text:span></text:p>
      <text:p text:style-name="P11"><text:span text:style-name="T1">A </text:span><text:span text:style-name="T2">Q 24 - Expression Language/ SpEL was introduced in which version of </text:span><text:span text:style-name="T1">spring framework. </text:span></text:p>
      <text:p text:style-name="P59"><text:span text:style-name="T1">A - 1.0 B - 2.0 C - 3.0 D - 4.0 </text:span></text:p>
      <text:p text:style-name="P62"><text:span text:style-name="T1">C </text:span><text:span text:style-name="T2">Q 25 - Can we integrate Struts with Spring. </text:span></text:p>
      <text:p text:style-name="P58"><text:span text:style-name="T1">A - Yes </text:span></text:p>
      <text:p text:style-name="P87"><text:span text:style-name="T1">B - No </text:span></text:p>
      <text:p text:style-name="P80"><text:span text:style-name="T1">A </text:span><text:span text:style-name="T2">Q 26 - By default a bean is lazily loaded. </text:span></text:p>
      <text:p text:style-name="P84"><text:span text:style-name="T1">A - True B - False </text:span></text:p>
      <text:p text:style-name="P62"><text:span text:style-name="T1">B </text:span><text:span text:style-name="T2">Q 27 - By default a bean is eagerly loaded. </text:span></text:p>
      <text:p text:style-name="P84"><text:span text:style-name="T1">A - False B - True </text:span></text:p>
      <text:p text:style-name="P51"><text:span text:style-name="T1">B </text:span><text:span text:style-name="T2">Q 28 - If a bean is scoped to HTTP request, scope is </text:span></text:p>
      <text:p text:style-name="P88"><text:span text:style-name="T1">A - session B - global-session C - prototype D - request </text:span></text:p>
      <text:p text:style-name="P48"><text:span text:style-name="T1">D </text:span><text:span text:style-name="T2">Q 29 - If a bean is created once per Ioc Container, scope is </text:span></text:p>
      <text:p text:style-name="P88"><text:span text:style-name="T1">A - singleton B - global-session C - prototype D - request </text:span></text:p>
      <text:p text:style-name="P53"><text:span text:style-name="T1">A </text:span><text:span text:style-name="T2">Q 30 - Thread scoped bean is introduced in which version of spring </text:span><text:span text:style-name="T1">framework. </text:span></text:p>
      <text:p text:style-name="P59"><text:span text:style-name="T1">A - 1.0 B - 2.0 C - 3.0 D - 4.0 </text:span></text:p>
      <text:p text:style-name="P65"><text:soft-page-break/><text:span text:style-name="T1">C </text:span><text:span text:style-name="T2">Q 31 - If a bean can be created any number of times, scope is </text:span></text:p>
      <text:p text:style-name="P88"><text:span text:style-name="T1">A - session B - global-session C - prototype D - request </text:span></text:p>
      <text:p text:style-name="P62"><text:span text:style-name="T1">C </text:span><text:span text:style-name="T2">Q 32 - What is the scope of stateless bean? </text:span></text:p>
      <text:p text:style-name="P88"><text:span text:style-name="T1">A - global-session B - singleton C - prototype </text:span></text:p>
      <text:p text:style-name="P1"><text:span text:style-name="T1">D - request </text:span></text:p>
      <text:p text:style-name="P80"><text:span text:style-name="T1">B </text:span><text:span text:style-name="T2">Q 33 - What is the scope of stateful bean? </text:span></text:p>
      <text:p text:style-name="P88"><text:span text:style-name="T1">A - session B - global-session C - prototype D - request </text:span></text:p>
      <text:p text:style-name="P51"><text:span text:style-name="T1">C </text:span><text:span text:style-name="T2">Q 34 - If a bean is scoped to HTTP session, scope is </text:span></text:p>
      <text:p text:style-name="P88"><text:span text:style-name="T1">A - global-session B - session C - prototype D - request </text:span></text:p>
      <text:p text:style-name="P56"><text:span text:style-name="T1">B </text:span><text:span text:style-name="T2">Q 35 - How to handle shut down of IoC container? </text:span></text:p>
      <text:p text:style-name="P74"><text:span text:style-name="T1">A - Using shutdownHook B - Using shutdownHandler C - Using registerHook D - Using registerShutdownHook </text:span></text:p>
      <text:p text:style-name="P31"><text:span text:style-name="T1">D </text:span><text:span text:style-name="T2">Q 36 - How bean life cycle can be controlled? </text:span></text:p>
      <text:p text:style-name="P26"><text:span text:style-name="T1">A - Using init only B - Using InitializingBean class only C - Using DisposableBean class only D - Using All of above </text:span></text:p>
      <text:p text:style-name="P51"><text:span text:style-name="T1">D </text:span><text:span text:style-name="T2">Q 37 - What is the scope of bean in portlet context? </text:span></text:p>
      <text:p text:style-name="P89"><text:span text:style-name="T1">A - session B - global-session C - prototype D - request </text:span></text:p>
      <text:p text:style-name="P74"><text:span text:style-name="T1">B </text:span><text:span text:style-name="T2">Q 38 - How after advice works? </text:span></text:p>
      <text:p text:style-name="P54"><text:span text:style-name="T1">A - Run advice after a method execution regardless of its outcome. B - Run advice after a class loads. C - Run advice after http response is returned. D - Run advice after http request is processed. </text:span></text:p>
      <text:p text:style-name="P9"><text:span text:style-name="T1">A </text:span><text:span text:style-name="T2">Q 39 - Which class is used to map a database row to a java object in </text:span><text:span text:style-name="T1">spring? </text:span></text:p>
      <text:p text:style-name="P90"><text:span text:style-name="T1">A - ResultSet B - RowMapper C - RowSetMapper D - ResultSetMapper </text:span></text:p>
      <text:p text:style-name="P7"><text:span text:style-name="T1">B </text:span><text:span text:style-name="T2">Q 40 A bean must have id attribute in beans configuration file. </text:span></text:p>
      <text:p text:style-name="P85"><text:span text:style-name="T1">A - True B - False </text:span></text:p>
      <text:p text:style-name="P35"><text:soft-page-break/><text:span text:style-name="T1">B </text:span><text:span text:style-name="T2">Q 41 - Which of the following class can be used to execute Sql queries in </text:span><text:span text:style-name="T1">spring? </text:span></text:p>
      <text:p text:style-name="P91"><text:span text:style-name="T1">B - JDBCHelper A - JdbcTemplate C - DBHelper D - DBTemplate </text:span></text:p>
      <text:p text:style-name="P35"><text:span text:style-name="T1">A </text:span><text:span text:style-name="T2">Q 42 - Which of the following class can be used to call Stored Procedures </text:span><text:span text:style-name="T1">in spring? </text:span></text:p>
      <text:p text:style-name="P92"><text:span text:style-name="T1">A - SPHelper B - JdbcTemplateCall C - JdbcTemplate D - SimpleJdbcCall </text:span></text:p>
      <text:p text:style-name="P41"><text:span text:style-name="T1">D </text:span><text:span text:style-name="T2">Q 43 - What is a DispatcherServlet? </text:span></text:p>
      <text:p text:style-name="P53"><text:span text:style-name="T1">A - DispatcherServlet is used for transaction management. B - DispatcherServlet is used for AOP. C - DispatcherServlet handles all the HTTP requests and responses. D - DispatcherServlet is used for Dependency injection. </text:span></text:p>
      <text:p text:style-name="P57"><text:span text:style-name="T1">C </text:span><text:span text:style-name="T2">Q 44 - What is ACID in transactional management? </text:span></text:p>
      <text:p text:style-name="P86"><text:span text:style-name="T1">A - Accurate, Controlled, Isolation, Durability B - Atomicity, Consistency, Independent, Done C - Atomicity, Consistency, Isolation, Durability D - Accurate, Controlled, Independent, Done </text:span></text:p>
      <text:p text:style-name="P32"><text:span text:style-name="T1">C </text:span><text:span text:style-name="T2">Q 45 - Where do you define DispatcherServlet? </text:span></text:p>
      <text:p text:style-name="P24"><text:span text:style-name="T1">A - In Beans configuration file. B - Web.xml file C - Meta-inf/dispatcher.xml D - Web-inf/ dispatcher.xml </text:span></text:p>
      <text:p text:style-name="P61"><text:span text:style-name="T1">B </text:span><text:span text:style-name="T2">Q 46 - What is true about BeanPostProcessor? </text:span></text:p>
      <text:p text:style-name="P72"><text:span text:style-name="T1">A - It is a concrete class. B - It is an interface. C - It is an abstract class. D - None of the above. </text:span></text:p>
      <text:p text:style-name="P41"><text:span text:style-name="T1">B </text:span><text:span text:style-name="T2">Q 47 - What BeanPostProcessor does? </text:span></text:p>
      <text:p text:style-name="P8"><text:span text:style-name="T1">A - It processes beans once a bean is initialized. B - It defines callback methods that you can implement to provide your own instantiation logic, dependency-resolution logic etc. C - It processes beans once a bean is loaded. D - It processes beans once a bean exits. </text:span></text:p>
      <text:p text:style-name="P93"><text:span text:style-name="T1">B </text:span><text:span text:style-name="T2">Q 48 - Can be bean be configured to have an inner bean? </text:span></text:p>
      <text:p text:style-name="P84"><text:span text:style-name="T1">A - True B - False </text:span></text:p>
      <text:p text:style-name="P40"><text:span text:style-name="T1">A </text:span><text:span text:style-name="T2">Q 49 - Can we inject value and ref both together in a bean? </text:span></text:p>
      <text:p text:style-name="P84"><text:span text:style-name="T1">A - True B - False </text:span></text:p>
      <text:p text:style-name="P18"><text:span text:style-name="T1">A </text:span><text:span text:style-name="T2">Q 50 - Following class can be extended to create custom event in spring. </text:span></text:p>
      <text:p text:style-name="P92"><text:span text:style-name="T1">A - SpringEvent B - Event C - ApplicationEvent D - None of above </text:span></text:p>
      <text:p text:style-name="P20"><text:span text:style-name="T1">C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209" meta:word-count="4662" meta:character-count="25261" meta:non-whitespace-character-count="20599"/>
    <meta:generator>LibreOfficeDev/6.0.5.2$Linux_X86_64 LibreOffice_project/</meta:generator>
  </office:meta>
</office:document-meta>
</file>